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text-properties fo:font-weight="bold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689cm" svg:height="7.5cm" svg:x="0.635cm" svg:y="14.635cm">
          <text:p text:style-name="P5"/>
        </draw:rect>
        <draw:rect draw:style-name="gr1" draw:text-style-name="P1" draw:layer="layout" svg:width="19.689cm" svg:height="2.5cm" svg:x="0.635cm" svg:y="11.635cm">
          <text:p text:style-name="P5"/>
        </draw:rect>
        <draw:rect draw:style-name="gr1" draw:text-style-name="P1" draw:layer="layout" svg:width="19.689cm" svg:height="7.5cm" svg:x="0.635cm" svg:y="3.635cm">
          <text:p text:style-name="P5"/>
        </draw:rect>
        <draw:rect draw:style-name="gr2" draw:text-style-name="P1" draw:id="id1" draw:layer="layout" svg:width="3cm" svg:height="1cm" svg:x="8.635cm" svg:y="4.635cm">
          <text:p text:style-name="P2">trees</text:p>
        </draw:rect>
        <draw:rect draw:style-name="gr2" draw:text-style-name="P1" draw:id="id2" draw:layer="layout" svg:width="3cm" svg:height="1cm" svg:x="4.635cm" svg:y="12.135cm">
          <text:p text:style-name="P2">workshop</text:p>
        </draw:rect>
        <draw:rect draw:style-name="gr2" draw:text-style-name="P1" draw:id="id5" draw:layer="layout" svg:width="3cm" svg:height="1cm" svg:x="10.135cm" svg:y="12.135cm">
          <text:p text:style-name="P2">farm</text:p>
        </draw:rect>
        <draw:rect draw:style-name="gr3" draw:text-style-name="P2" draw:id="id9" draw:layer="layout" svg:width="3cm" svg:height="1cm" svg:x="16.635cm" svg:y="12.135cm">
          <text:p text:style-name="P2">dwelling</text:p>
        </draw:rect>
        <draw:rect draw:style-name="gr2" draw:text-style-name="P1" draw:id="id7" draw:layer="layout" svg:width="3cm" svg:height="1cm" svg:x="9.635cm" svg:y="16.135cm">
          <text:p text:style-name="P2">mill</text:p>
        </draw:rect>
        <draw:rect draw:style-name="gr2" draw:text-style-name="P1" draw:id="id8" draw:layer="layout" svg:width="3cm" svg:height="1cm" svg:x="15.635cm" svg:y="16.135cm">
          <text:p text:style-name="P2">bakery</text:p>
        </draw:rect>
        <draw:rect draw:style-name="gr2" draw:text-style-name="P1" draw:id="id4" draw:layer="layout" svg:width="3cm" svg:height="1cm" svg:x="5.135cm" svg:y="4.635cm">
          <text:p text:style-name="P2">stones</text:p>
        </draw:rect>
        <draw:rect draw:style-name="gr2" draw:text-style-name="P1" draw:id="id3" draw:layer="layout" svg:width="3cm" svg:height="1cm" svg:x="1.635cm" svg:y="4.635cm">
          <text:p text:style-name="P2">mine</text:p>
        </draw:rect>
        <draw:rect draw:style-name="gr2" draw:text-style-name="P1" draw:id="id11" draw:layer="layout" svg:width="3cm" svg:height="1cm" svg:x="4.635cm" svg:y="27.136cm">
          <text:p text:style-name="P2">townhall</text:p>
        </draw:rect>
        <draw:rect draw:style-name="gr2" draw:text-style-name="P1" draw:id="id12" draw:layer="layout" svg:width="3cm" svg:height="1cm" svg:x="13.135cm" svg:y="27.136cm">
          <text:p text:style-name="P2">store</text:p>
        </draw:rect>
        <draw:rect draw:style-name="gr2" draw:text-style-name="P1" draw:layer="layout" svg:width="3cm" svg:height="1cm" svg:x="12.135cm" svg:y="4.635cm">
          <text:p text:style-name="P2">fish</text:p>
        </draw:rect>
        <draw:rect draw:style-name="gr2" draw:text-style-name="P1" draw:layer="layout" svg:width="3cm" svg:height="1cm" svg:x="15.635cm" svg:y="4.635cm">
          <text:p text:style-name="P2">sheep</text:p>
        </draw:rect>
        <draw:rect draw:style-name="gr2" draw:text-style-name="P1" draw:id="id6" draw:layer="layout" svg:width="3cm" svg:height="1cm" svg:x="17.135cm" svg:y="8.635cm">
          <text:p text:style-name="P2">field</text:p>
        </draw:rect>
        <draw:connector draw:style-name="gr4" draw:text-style-name="P1" draw:layer="layout" draw:type="line" svg:x1="10.135cm" svg:y1="5.635cm" svg:x2="6.135cm" svg:y2="12.135cm" draw:start-shape="id1" draw:start-glue-point="2" draw:end-shape="id2" draw:end-glue-point="0">
          <text:p text:style-name="P2">wood</text:p>
        </draw:connector>
        <draw:connector draw:style-name="gr4" draw:text-style-name="P1" draw:layer="layout" draw:type="line" svg:x1="3.135cm" svg:y1="5.635cm" svg:x2="6.135cm" svg:y2="12.135cm" draw:start-shape="id3" draw:start-glue-point="2" draw:end-shape="id2" draw:end-glue-point="0">
          <text:p text:style-name="P2">ore</text:p>
          <text:p text:style-name="P2">coal</text:p>
        </draw:connector>
        <draw:connector draw:style-name="gr4" draw:text-style-name="P1" draw:layer="layout" draw:type="line" svg:x1="6.635cm" svg:y1="5.635cm" svg:x2="6.135cm" svg:y2="12.135cm" draw:start-shape="id4" draw:start-glue-point="2" draw:end-shape="id2" draw:end-glue-point="0">
          <text:p text:style-name="P2">stone</text:p>
        </draw:connector>
        <draw:connector draw:style-name="gr4" draw:text-style-name="P2" draw:layer="layout" draw:type="line" svg:x1="10.135cm" svg:y1="5.635cm" svg:x2="11.635cm" svg:y2="12.135cm" draw:start-shape="id1" draw:start-glue-point="2" draw:end-shape="id5" draw:end-glue-point="0">
          <text:p text:style-name="P2">fruit</text:p>
        </draw:connector>
        <draw:connector draw:style-name="gr5" draw:text-style-name="P1" draw:layer="layout" draw:type="line" svg:x1="13.135cm" svg:y1="12.635cm" svg:x2="17.135cm" svg:y2="9.135cm" draw:start-shape="id5" draw:start-glue-point="1" draw:end-shape="id6" draw:end-glue-point="3">
          <text:p text:style-name="P2">crop</text:p>
        </draw:connector>
        <draw:connector draw:style-name="gr4" draw:text-style-name="P1" draw:layer="layout" draw:type="line" svg:x1="11.635cm" svg:y1="13.135cm" svg:x2="11.135cm" svg:y2="16.135cm" draw:start-shape="id5" draw:start-glue-point="2" draw:end-shape="id7" draw:end-glue-point="0">
          <text:p text:style-name="P2">crop</text:p>
        </draw:connector>
        <draw:connector draw:style-name="gr4" draw:text-style-name="P1" draw:layer="layout" draw:type="line" svg:x1="12.635cm" svg:y1="16.635cm" svg:x2="15.635cm" svg:y2="16.635cm" draw:start-shape="id7" draw:start-glue-point="1" draw:end-shape="id8" draw:end-glue-point="3">
          <text:p text:style-name="P2">flour</text:p>
        </draw:connector>
        <draw:connector draw:style-name="gr4" draw:text-style-name="P1" draw:layer="layout" draw:type="line" svg:x1="13.135cm" svg:y1="12.635cm" svg:x2="16.635cm" svg:y2="12.635cm" draw:start-shape="id5" draw:start-glue-point="1" draw:end-shape="id9" draw:end-glue-point="3">
          <text:p text:style-name="P2">food</text:p>
        </draw:connector>
        <draw:connector draw:style-name="gr4" draw:text-style-name="P1" draw:layer="layout" draw:type="line" svg:x1="18.635cm" svg:y1="16.635cm" svg:x2="18.135cm" svg:y2="13.135cm" draw:start-shape="id8" draw:start-glue-point="1" draw:end-shape="id9" draw:end-glue-point="2">
          <text:p text:style-name="P2">food</text:p>
        </draw:connector>
        <draw:path draw:style-name="gr6" draw:text-style-name="P1" draw:id="id10" draw:layer="layout" svg:width="1.501cm" svg:height="16.5cm" draw:transform="rotate (-1.57079632679579) translate (18.635cm 23.635cm)" svg:viewBox="0 0 1502 16501" svg:d="m0 0c376 0 751 686 751 1374 0 0 0 0 0 5500 0 687 375 1375 750 1375-375 0-750 688-750 1376 0 0 0 0 0 5500 0 687-375 1375-751 1375">
          <text:p text:style-name="P5"/>
        </draw:path>
        <draw:connector draw:style-name="gr7" draw:text-style-name="P1" draw:layer="layout" draw:type="line" svg:x1="10.385cm" svg:y1="25.136cm" svg:x2="6.135cm" svg:y2="27.136cm" draw:start-shape="id10" draw:start-glue-point="2" draw:end-shape="id11" draw:end-glue-point="0">
          <text:p text:style-name="P5"/>
        </draw:connector>
        <draw:connector draw:style-name="gr8" draw:text-style-name="P1" draw:layer="layout" draw:type="line" svg:x1="7.635cm" svg:y1="27.636cm" svg:x2="13.135cm" svg:y2="27.636cm" draw:start-shape="id11" draw:start-glue-point="1" draw:end-shape="id12" draw:end-glue-point="3">
          <text:p text:style-name="P5"/>
        </draw:connector>
        <draw:connector draw:style-name="gr8" draw:text-style-name="P1" draw:layer="layout" draw:type="line" svg:x1="14.635cm" svg:y1="27.136cm" svg:x2="10.385cm" svg:y2="25.136cm" draw:start-shape="id12" draw:start-glue-point="0" draw:end-shape="id10" draw:end-glue-point="2">
          <text:p text:style-name="P5"/>
        </draw:connector>
        <draw:rect draw:style-name="gr2" draw:text-style-name="P1" draw:id="id13" draw:layer="layout" svg:width="3cm" svg:height="1cm" svg:x="2.635cm" svg:y="19.635cm">
          <text:p text:style-name="P2">furnace</text:p>
        </draw:rect>
        <draw:rect draw:style-name="gr2" draw:text-style-name="P1" draw:id="id14" draw:layer="layout" svg:width="3cm" svg:height="1cm" svg:x="10.135cm" svg:y="20.135cm">
          <text:p text:style-name="P2">smith</text:p>
        </draw:rect>
        <draw:connector draw:style-name="gr4" draw:text-style-name="P1" draw:layer="layout" draw:type="line" svg:x1="3.135cm" svg:y1="5.635cm" svg:x2="4.135cm" svg:y2="19.635cm" draw:start-shape="id3" draw:start-glue-point="2" draw:end-shape="id13" draw:end-glue-point="0">
          <text:p text:style-name="P2">ore</text:p>
          <text:p text:style-name="P2">coal</text:p>
        </draw:connector>
        <draw:connector draw:style-name="gr4" draw:text-style-name="P1" draw:layer="layout" draw:type="line" svg:x1="5.635cm" svg:y1="20.135cm" svg:x2="10.135cm" svg:y2="20.635cm" draw:start-shape="id13" draw:start-glue-point="1" draw:end-shape="id14" draw:end-glue-point="3">
          <text:p text:style-name="P2">steel</text:p>
        </draw:connector>
        <draw:connector draw:style-name="gr4" draw:text-style-name="P1" draw:layer="layout" draw:type="line" svg:x1="11.635cm" svg:y1="21.135cm" svg:x2="9.1cm" svg:y2="24.013cm" draw:start-shape="id14" draw:start-glue-point="2">
          <text:p text:style-name="P2">weapons</text:p>
          <text:p text:style-name="P2">tools</text:p>
          <text:p text:style-name="P2">amoury</text:p>
        </draw:connector>
        <draw:connector draw:style-name="gr4" draw:text-style-name="P1" draw:layer="layout" draw:type="line" svg:x1="7.635cm" svg:y1="12.635cm" svg:x2="10.135cm" svg:y2="12.635cm" draw:start-shape="id2" draw:start-glue-point="1" draw:end-shape="id5" draw:end-glue-point="3">
          <text:p text:style-name="P2">tools</text:p>
        </draw:connector>
        <draw:frame draw:style-name="gr9" draw:text-style-name="P3" draw:layer="layout" svg:width="5.5cm" svg:height="1.25cm" svg:x="0.635cm" svg:y="3.635cm">
          <draw:text-box>
            <text:p text:style-name="P3"><text:span text:style-name="T1">RESOURCES</text:span></text:p>
          </draw:text-box>
        </draw:frame>
        <draw:frame draw:style-name="gr10" draw:text-style-name="P4" draw:layer="layout" svg:width="3.08cm" svg:height="0.962cm" svg:x="0.635cm" svg:y="13.135cm">
          <draw:text-box>
            <text:p text:style-name="P3"><text:span text:style-name="T1">LEVEL 1</text:span></text:p>
          </draw:text-box>
        </draw:frame>
        <draw:frame draw:style-name="gr10" draw:text-style-name="P4" draw:layer="layout" svg:width="3.08cm" svg:height="0.962cm" svg:x="0.635cm" svg:y="21.135cm">
          <draw:text-box>
            <text:p text:style-name="P5"><text:span text:style-name="T1">LEVEL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6-26T14:55:53</meta:creation-date>
    <dc:date>2006-06-26T15:24:23</dc:date>
    <dc:language>de-DE</dc:language>
    <meta:editing-cycles>5</meta:editing-cycles>
    <meta:editing-duration>PT28M34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